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7b59" draw:textarea-horizontal-align="justify" draw:textarea-vertical-align="middle" draw:auto-grow-height="false" fo:min-height="19.34cm" fo:min-width="13.118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6d" draw:textarea-horizontal-align="justify" draw:textarea-vertical-align="middle" draw:auto-grow-height="false" fo:min-height="19.34cm" fo:min-width="12.383cm"/>
      <style:paragraph-properties style:writing-mode="lr-tb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6cm" fo:min-width="9.315cm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6cm" fo:min-width="9.355cm"/>
      <style:paragraph-properties style:writing-mode="lr-tb"/>
    </style:style>
    <style:style style:name="gr5" style:family="graphic" style:parent-style-name="standard">
      <style:graphic-properties draw:stroke="solid" draw:stroke-dash="Dot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3.147cm" fo:min-width="23.752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3.211cm" fo:min-width="10.51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2.362cm" fo:min-width="12.746cm" fo:padding-top="0.142cm" fo:padding-bottom="0.142cm" fo:padding-left="0.267cm" fo:padding-right="0.267cm"/>
      <style:paragraph-properties style:writing-mode="lr-tb"/>
    </style:style>
    <style:style style:name="co1" style:family="table-column">
      <style:table-column-properties style:column-width="3.509cm" style:use-optimal-column-width="false"/>
    </style:style>
    <style:style style:name="co2" style:family="table-column">
      <style:table-column-properties style:column-width="3.487cm" style:use-optimal-column-width="false"/>
    </style:style>
    <style:style style:name="co3" style:family="table-column">
      <style:table-column-properties style:column-width="3.498cm" style:use-optimal-column-width="false"/>
    </style:style>
    <style:style style:name="co4" style:family="table-column">
      <style:table-column-properties style:column-width="1.672cm" style:use-optimal-column-width="false"/>
    </style:style>
    <style:style style:name="co5" style:family="table-column">
      <style:table-column-properties style:column-width="3.512cm" style:use-optimal-column-width="false"/>
    </style:style>
    <style:style style:name="co6" style:family="table-column">
      <style:table-column-properties style:column-width="1.679cm" style:use-optimal-column-width="false"/>
    </style:style>
    <style:style style:name="ro1" style:family="table-row">
      <style:table-row-properties style:row-height="0.691cm" style:use-optimal-row-height="false"/>
    </style:style>
    <style:style style:name="ro2" style:family="table-row">
      <style:table-row-properties style:row-height="1.161cm" style:use-optimal-row-height="false"/>
    </style:style>
    <style:style style:name="ro3" style:family="table-row">
      <style:table-row-properties style:row-height="1.173cm" style:use-optimal-row-height="false"/>
    </style:style>
    <style:style style:name="ro4" style:family="table-row">
      <style:table-row-properties style:row-height="1.291cm" style:use-optimal-row-height="false"/>
    </style:style>
    <style:style style:name="ro5" style:family="table-row">
      <style:table-row-properties style:row-height="1.141cm" style:use-optimal-row-height="false"/>
    </style:style>
    <style:style style:name="ro6" style:family="table-row">
      <style:table-row-properties style:row-height="1.167cm" style:use-optimal-row-height="false"/>
    </style:style>
    <style:style style:name="ro7" style:family="table-row">
      <style:table-row-properties style:row-height="1.056cm" style:use-optimal-row-height="false"/>
    </style:style>
    <style:style style:name="ce1" style:family="table-cell">
      <style:text-properties fo:font-size="13pt" style:font-size-asian="13pt" style:font-size-complex="13pt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7b5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 style:writing-mode="lr-tb"/>
      <style:text-properties fo:font-size="12pt"/>
    </style:style>
    <style:style style:name="P4" style:family="paragraph">
      <loext:graphic-properties draw:fill-color="#ffff6d"/>
      <style:paragraph-properties fo:text-align="center" style:writing-mode="lr-tb"/>
      <style:text-properties fo:font-size="12pt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size-asian="20pt" style:font-size-complex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618cm" svg:height="19.59cm" svg:x="14.172cm" svg:y="1cm">
          <text:p text:style-name="P1"><text:span text:style-name="T1">Chat App Schema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883cm" svg:height="19.59cm" svg:x="0.742cm" svg:y="1cm">
          <text:p text:style-name="P3"><text:span text:style-name="T4">Event App Schema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2.204cm" svg:height="18.415cm" svg:x="1.2cm" svg:y="2.077cm">
          <text:p text:style-name="P3"><text:span text:style-name="T7"><text:line-break/></text:span><text:span text:style-name="T7">EVENTS <text:s text:c="38"/></text:span><text:span text:style-name="T7"><text:line-break/></text:span><text:span text:style-name="T7"> <text:s text:c="37"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 <text:s text:c="30"/></text:span><text:span text:style-name="T7"><text:line-break/></text:span><text:span text:style-name="T7"> <text:s text:c="34"/></text:span></text:p>
          <text:p text:style-name="P3"><text:span text:style-name="T7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><text:s text:c="4"/>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frame draw:style-name="standard" draw:layer="layout" svg:width="12.165cm" svg:height="15.228cm" svg:x="1.214cm" svg:y="4.387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9">REPOSITORY_ID</text:span></text:p>
              </table:table-cell>
              <table:table-cell>
                <text:p text:style-name="P6"><text:span text:style-name="T9">REPOSITORY_ACTOR_ID</text:span></text:p>
              </table:table-cell>
              <table:table-cell>
                <text:p text:style-name="P6"><text:span text:style-name="T9">ACTOR_</text:span><text:span text:style-name="T9"><text:line-break/></text:span><text:span text:style-name="T9">RECORD_ID</text:span></text:p>
              </table:table-cell>
              <table:table-cell>
                <text:p text:style-name="P6"><text:span text:style-name="T9">DATA_ATII</text:span></text:p>
              </table:table-cell>
            </table:table-row>
            <table:table-row table:style-name="ro2" table:default-cell-style-name="ce2">
              <table:table-cell>
                <text:p text:style-name="P7">Event A</text:p>
              </table:table-cell>
              <table:table-cell>
                <text:p text:style-name="P7">Alice</text:p>
              </table:table-cell>
              <table:table-cell>
                <text:p text:style-name="P7">1</text:p>
              </table:table-cell>
              <table:table-cell>
                <text:p text:style-name="P7">a...</text:p>
              </table:table-cell>
            </table:table-row>
            <table:table-row table:style-name="ro2" table:default-cell-style-name="ce2">
              <table:table-cell>
                <text:p text:style-name="P7">Event A</text:p>
              </table:table-cell>
              <table:table-cell>
                <text:p text:style-name="P7">Alice</text:p>
              </table:table-cell>
              <table:table-cell>
                <text:p text:style-name="P7">2</text:p>
              </table:table-cell>
              <table:table-cell>
                <text:p text:style-name="P7">b...</text:p>
              </table:table-cell>
            </table:table-row>
            <table:table-row table:style-name="ro2" table:default-cell-style-name="ce2">
              <table:table-cell>
                <text:p text:style-name="P7">Event A</text:p>
              </table:table-cell>
              <table:table-cell>
                <text:p text:style-name="P7">Charlie</text:p>
              </table:table-cell>
              <table:table-cell>
                <text:p text:style-name="P7">3</text:p>
              </table:table-cell>
              <table:table-cell>
                <text:p text:style-name="P7">c...</text:p>
              </table:table-cell>
            </table:table-row>
            <table:table-row table:style-name="ro2" table:default-cell-style-name="ce2">
              <table:table-cell>
                <text:p text:style-name="P7">Event A</text:p>
              </table:table-cell>
              <table:table-cell>
                <text:p text:style-name="P7">Charlie</text:p>
              </table:table-cell>
              <table:table-cell>
                <text:p text:style-name="P7">4</text:p>
              </table:table-cell>
              <table:table-cell>
                <text:p text:style-name="P7">d...</text:p>
              </table:table-cell>
            </table:table-row>
            <table:table-row table:style-name="ro2" table:default-cell-style-name="ce2">
              <table:table-cell>
                <text:p text:style-name="P7">...</text:p>
              </table:table-cell>
              <table:table-cell>
                <text:p text:style-name="P7">...</text:p>
              </table:table-cell>
              <table:table-cell>
                <text:p text:style-name="P7">...</text:p>
              </table:table-cell>
              <table:table-cell>
                <text:p text:style-name="P7">...</text:p>
              </table:table-cell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4" draw:text-style-name="P5" draw:layer="layout" svg:width="12.253cm" svg:height="18.415cm" svg:x="14.372cm" svg:y="2.077cm">
          <text:p text:style-name="P3"><text:span text:style-name="T7"><text:line-break/></text:span><text:span text:style-name="T7">POSTS <text:s text:c="38"/></text:span><text:span text:style-name="T7"><text:line-break/></text:span><text:span text:style-name="T7"> <text:s text:c="37"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 <text:s text:c="30"/></text:span><text:span text:style-name="T7"><text:line-break/></text:span><text:span text:style-name="T7"> <text:s text:c="34"/></text:span></text:p>
          <text:p text:style-name="P3"><text:span text:style-name="T7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><text:s text:c="4"/>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frame draw:style-name="standard" draw:layer="layout" svg:width="12.214cm" svg:height="15.157cm" svg:x="14.388cm" svg:y="4.38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1">
              <table:table-cell>
                <text:p><text:span text:style-name="T9">REPOSITORY_ID</text:span></text:p>
              </table:table-cell>
              <table:table-cell>
                <text:p text:style-name="P6"><text:span text:style-name="T9">REPOSITORY_ACTOR_ID</text:span></text:p>
              </table:table-cell>
              <table:table-cell>
                <text:p text:style-name="P6"><text:span text:style-name="T9">ACTOR_</text:span><text:span text:style-name="T9"><text:line-break/></text:span><text:span text:style-name="T9">RECORD_ID</text:span></text:p>
              </table:table-cell>
              <table:table-cell>
                <text:p text:style-name="P6"><text:span text:style-name="T9">DATA_BTI</text:span></text:p>
              </table:table-cell>
            </table:table-row>
            <table:table-row table:style-name="ro5" table:default-cell-style-name="ce2">
              <table:table-cell>
                <text:p text:style-name="P7">Event A</text:p>
              </table:table-cell>
              <table:table-cell>
                <text:p text:style-name="P7">Alice</text:p>
              </table:table-cell>
              <table:table-cell>
                <text:p text:style-name="P7">1</text:p>
              </table:table-cell>
              <table:table-cell>
                <text:p text:style-name="P7">a...</text:p>
              </table:table-cell>
            </table:table-row>
            <table:table-row table:style-name="ro6" table:default-cell-style-name="ce2">
              <table:table-cell>
                <text:p text:style-name="P7">Event A</text:p>
              </table:table-cell>
              <table:table-cell>
                <text:p text:style-name="P7">Alice</text:p>
              </table:table-cell>
              <table:table-cell>
                <text:p text:style-name="P7">2</text:p>
              </table:table-cell>
              <table:table-cell>
                <text:p text:style-name="P7">b...</text:p>
              </table:table-cell>
            </table:table-row>
            <table:table-row table:style-name="ro6" table:default-cell-style-name="ce2">
              <table:table-cell>
                <text:p text:style-name="P7">Event A</text:p>
              </table:table-cell>
              <table:table-cell>
                <text:p text:style-name="P7">Charlie</text:p>
              </table:table-cell>
              <table:table-cell>
                <text:p text:style-name="P7">3</text:p>
              </table:table-cell>
              <table:table-cell>
                <text:p text:style-name="P7">c...</text:p>
              </table:table-cell>
            </table:table-row>
            <table:table-row table:style-name="ro6" table:default-cell-style-name="ce2">
              <table:table-cell>
                <text:p text:style-name="P7">Event A</text:p>
              </table:table-cell>
              <table:table-cell>
                <text:p text:style-name="P7">Charlie</text:p>
              </table:table-cell>
              <table:table-cell>
                <text:p text:style-name="P7">4</text:p>
              </table:table-cell>
              <table:table-cell>
                <text:p text:style-name="P7">d...</text:p>
              </table:table-cell>
            </table:table-row>
            <table:table-row table:style-name="ro6" table:default-cell-style-name="ce2">
              <table:table-cell>
                <text:p text:style-name="P7">Chat B</text:p>
              </table:table-cell>
              <table:table-cell>
                <text:p text:style-name="P7">Alice</text:p>
              </table:table-cell>
              <table:table-cell>
                <text:p text:style-name="P7">5</text:p>
              </table:table-cell>
              <table:table-cell>
                <text:p text:style-name="P7">e...</text:p>
              </table:table-cell>
            </table:table-row>
            <table:table-row table:style-name="ro6" table:default-cell-style-name="ce2">
              <table:table-cell>
                <text:p text:style-name="P7">Chat B</text:p>
              </table:table-cell>
              <table:table-cell>
                <text:p text:style-name="P7">Alice</text:p>
              </table:table-cell>
              <table:table-cell>
                <text:p text:style-name="P7">6</text:p>
              </table:table-cell>
              <table:table-cell>
                <text:p text:style-name="P7">f...</text:p>
              </table:table-cell>
            </table:table-row>
            <table:table-row table:style-name="ro6" table:default-cell-style-name="ce2">
              <table:table-cell>
                <text:p text:style-name="P7">Chat B</text:p>
              </table:table-cell>
              <table:table-cell>
                <text:p text:style-name="P7">Charlie</text:p>
              </table:table-cell>
              <table:table-cell>
                <text:p text:style-name="P7">7</text:p>
              </table:table-cell>
              <table:table-cell>
                <text:p text:style-name="P7">g...</text:p>
              </table:table-cell>
            </table:table-row>
            <table:table-row table:style-name="ro6" table:default-cell-style-name="ce2">
              <table:table-cell>
                <text:p text:style-name="P7">Chat B</text:p>
              </table:table-cell>
              <table:table-cell>
                <text:p text:style-name="P7">Charlie</text:p>
              </table:table-cell>
              <table:table-cell>
                <text:p text:style-name="P7">8</text:p>
              </table:table-cell>
              <table:table-cell>
                <text:p text:style-name="P7">h...</text:p>
              </table:table-cell>
            </table:table-row>
            <table:table-row table:style-name="ro6" table:default-cell-style-name="ce2">
              <table:table-cell>
                <text:p text:style-name="P7">Chat C</text:p>
              </table:table-cell>
              <table:table-cell>
                <text:p text:style-name="P7">Charlie</text:p>
              </table:table-cell>
              <table:table-cell>
                <text:p text:style-name="P7">9</text:p>
              </table:table-cell>
              <table:table-cell>
                <text:p text:style-name="P7">i...</text:p>
              </table:table-cell>
            </table:table-row>
            <table:table-row table:style-name="ro6" table:default-cell-style-name="ce2">
              <table:table-cell>
                <text:p text:style-name="P7">Chat C</text:p>
              </table:table-cell>
              <table:table-cell>
                <text:p text:style-name="P7">Charlie</text:p>
              </table:table-cell>
              <table:table-cell>
                <text:p text:style-name="P7">10</text:p>
              </table:table-cell>
              <table:table-cell>
                <text:p text:style-name="P7">j...</text:p>
              </table:table-cell>
            </table:table-row>
            <table:table-row table:style-name="ro6" table:default-cell-style-name="ce2">
              <table:table-cell>
                <text:p text:style-name="P7">Chat C</text:p>
              </table:table-cell>
              <table:table-cell>
                <text:p text:style-name="P7">Charlie</text:p>
              </table:table-cell>
              <table:table-cell>
                <text:p text:style-name="P7">11</text:p>
              </table:table-cell>
              <table:table-cell>
                <text:p text:style-name="P7">k...</text:p>
              </table:table-cell>
            </table:table-row>
            <table:table-row table:style-name="ro7" table:default-cell-style-name="ce3">
              <table:table-cell>
                <text:p text:style-name="P8"><text:span text:style-name="T7">...</text:span></text:p>
              </table:table-cell>
              <table:table-cell>
                <text:p text:style-name="P9"><text:span text:style-name="T7">...</text:span></text:p>
              </table:table-cell>
              <table:table-cell>
                <text:p text:style-name="P9"><text:span text:style-name="T7">...</text:span></text:p>
              </table:table-cell>
              <table:table-cell>
                <text:p text:style-name="P9"><text:span text:style-name="T7">..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10" draw:layer="layout" svg:width="25.429cm" svg:height="4.573cm" svg:x="1.171cm" svg:y="5.68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0" draw:layer="layout" svg:width="12.214cm" svg:height="4.658cm" svg:x="14.386cm" svg:y="10.28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0" draw:layer="layout" svg:width="14.161cm" svg:height="3.527cm" svg:x="14.386cm" svg:y="14.94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8T19:59:03.738000000</meta:creation-date>
    <dc:date>2022-07-31T04:30:18.006000000</dc:date>
    <meta:editing-duration>PT9H25M8S</meta:editing-duration>
    <meta:editing-cycles>8</meta:editing-cycles>
    <meta:generator>LibreOffice/7.3.2.2$Windows_X86_64 LibreOffice_project/49f2b1bff42cfccbd8f788c8dc32c1c309559be0</meta:generator>
    <meta:document-statistic meta:object-count="9"/>
  </office:meta>
</office:document-meta>
</file>